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basando en Git</text:p>
      <text:p text:style-name="Standard">Impariamo ad utilizzare il rebasing en Git viene alternativa alla fusione (merging) dei rami di sviluppo.</text:p>
      <text:p text:style-name="Standard">claudio garau</text:p>
      <text:p text:style-name="Standard">claudio garau</text:p>
      <text:p text:style-name="Standard">Publicado el 26 ago 2016</text:p>
      <text:p text:style-name="Standard">Enlace copiado negli appunti</text:p>
      <text:p text:style-name="Standard">Uno tra i comandi più utili in Git è Rebase: vediamone le differenze rispetto al merging e le operazioni che è possibile effettuare con esso.</text:p>
      <text:p text:style-name="Standard"/>
      <text:p text:style-name="Standard">Da 0 un desarrollador web en soli 3 mesi con l'Academy di HTML.it</text:p>
      <text:p text:style-name="Standard">Differenze tra rebaseing y merging</text:p>
      <text:p text:style-name="Standard">En Git il rebasing (o rifondazione) è una procedura molto simile al merging che presenta però delle differenze di carattere concettuale oltre a basarsi su comandi diversi. Partendo dalle caratteristiche che accomunano questi due strumenti possiamo affermare che il rebasing , tramite l'istruzione git rebase, svolge la medesima funzionalità del merging attraverso il command git merge, consente cioè di includere le modifiche eseguite a carico di un ramo in un altro ramo.</text:p>
      <text:p text:style-name="Standard"/>
      <text:p text:style-name="Standard">Detto questo, è importante sottolineare che il rebase e il merging assolvono questo compito in modo differente. Si ipotizzi per esempio di essere coinvolti in un progetto collaborativo e di creare un nuovo ramo da dedicare all'introduzione di a feature addizionale, potrebbe succedere che mentre stiamo lavorando all'implementazione di quest'ultima un altro componente del nostro team esegua degli interventi sul ramo mastered effettui dei commit per confermare tali aggiornamenti.</text:p>
      <text:p text:style-name="Standard"/>
      <text:p text:style-name="Standard">Come potremmo procedere per fare in modo che i commit a carico del mastervengano inclusi anche nel ramo generato per sviluppare la nuova feature? Per risolvere queto problema possiamo ricorrere al merging , che già conosciamo, mail rebasing ci fornisce a ulteriore alternativa.</text:p>
      <text:p text:style-name="Standard"/>
      <text:p text:style-name="Standard">Merging e cronologia dei rami</text:p>
      <text:p text:style-name="Standard">Se scegliessimo di operare con il merging , potremmo fondere il masternell'altro ramo, chiamato ad esempio "fbk-6", utilizzando le seguenti istruzioni:</text:p>
      <text:p text:style-name="Standard"/>
      <text:p text:style-name="Standard">$ git checkout fbk-6</text:p>
      <text:p text:style-name="Standard">$ git merge master</text:p>
      <text:p text:style-name="Standard">Ritornando all'esempio del nostro progetto "app-html.it", procediamo quindi alla generazione del nuovo ramo:</text:p>
      <text:p text:style-name="Standard"/>
      <text:p text:style-name="Standard">Figura 1. Generación del nuevo ramo.</text:p>
      <text:p text:style-name="Standard"/>
      <text:p text:style-name="Standard"/>
      <text:p text:style-name="Standard">Generación del nuevo ramo</text:p>
      <text:p text:style-name="Standard"/>
      <text:p text:style-name="Standard">Per poi procedere all'applicazione di una modifica a carico del mastered effettuare il commit necessario per la conferma dell'aggiornamento:</text:p>
      <text:p text:style-name="Standard"/>
      <text:p text:style-name="Standard">Figura 2. Modificación del master y commit.</text:p>
      <text:p text:style-name="Standard"/>
      <text:p text:style-name="Standard">Modificar el maestro y cometer</text:p>
      <text:p text:style-name="Standard"/>
      <text:p text:style-name="Standard">E concluyó con la fusión del maestro da "fbk-6":</text:p>
      <text:p text:style-name="Standard"/>
      <text:p text:style-name="Standard">Figura 3. Fusione dei rami.</text:p>
      <text:p text:style-name="Standard"><text:soft-page-break/></text:p>
      <text:p text:style-name="Standard"/>
      <text:p text:style-name="Standard">Modificar el maestro y cometer</text:p>
      <text:p text:style-name="Standard"/>
      <text:p text:style-name="Standard">Una volta spostato il puntatore su "fbk-6" si può quindi procedere con il merging in modo da sincronizzare i commit ( merge commit ). Con il merging non viene effettuata alcuna modifica ai rami disponibili, ciò rappresenta un vantaggio ma nel caso in cui il masterdovesse essere aggiornato di frecuence si dovrà ricorrere spesso al merging nel ramo "fbk-6", con il possibile insorgere di problemi a carico della cronologia di quest'ultimo che potrebbe diventare difficilmente comprensibile.</text:p>
      <text:p text:style-name="Standard"/>
      <text:p text:style-name="Standard">Ricordiamoci infatti che nel caso specifico stiamo partecipando ad un progetto di sviluppo collaborativo in cui sono coinvolti tutti i membri di un team.</text:p>
      <text:p text:style-name="Standard"/>
      <text:p text:style-name="Standard">Rebasando dei rami</text:p>
      <text:p text:style-name="Standard">Ora proviamo a risolvere lo stesso problema con il rebasing :</text:p>
      <text:p text:style-name="Standard"/>
      <text:p text:style-name="Standard">$ git checkout fbk-6</text:p>
      <text:p text:style-name="Standard">$ git rebase master</text:p>
      <text:p text:style-name="Standard">Operazione che nel caso del nostro progetto "app-html.it" potrebbe svolgersi in questo modo:</text:p>
      <text:p text:style-name="Standard"/>
      <text:p text:style-name="Standard">Figura 4. Rebasado dei rami.</text:p>
      <text:p text:style-name="Standard"/>
      <text:p text:style-name="Standard">Rebasando dei rami</text:p>
      <text:p text:style-name="Standard"/>
      <text:p text:style-name="Standard">L'istruzione git rebase mastersposta il ramo "fbk-6" all'estremità del master(la rappresentazione del suo stato corrente), in questo modo tutti i nuovi commit del mastervengono inclusi in esso. Sostanzialmente possiamo affermare che il rebasing , si occupa di riscrivere la cronologia di un progetto , in pratica genera dei nuovi commit per ciascun commit effettuato per il ramo rifondato.</text:p>
      <text:p text:style-name="Standard"/>
      <text:p text:style-name="Standard">A diferenza del merging il rebasing non crea delle sovrapposizioni tra rami, questo significa che la cronologia stessa risulterà più comprensibile anche nel case in cui vi sia la necessità di incorporare frecuency i commit di un ramo nell'altro.</text:p>
      <text:p text:style-name="Standard"/>
      <text:p text:style-name="Standard">Il rebase offre quindi la possibilità di accesare ad a cronologia più lineare in quanto, come accade invece nel merging , permette di non incorporare nel ramo di destinazione commit non necessari. Quanto detto non significa però che il rebasing rappresenti semper una soluzione ideale.</text:p>
      <text:p text:style-name="Standard"/>
      <text:p text:style-name="Standard">me limito del rebase</text:p>
      <text:p text:style-name="Standard">Il rebasing presenta delle controindicazioni che lo rendono uno strumento da adottare con estrema attenzione, a tal proposito è bene ricordarsi di non utilizzarlo su rami pubblici . Nell'esempio precedente abbiamo rifondato il ramo "fbk-6" sul master, ora ipotizziamo di effettuare l'operazione inversa.</text:p>
      <text:p text:style-name="Standard"/>
      <text:p text:style-name="Standard">En este caso, l'effetto del rebasing è lo spostamento dei commit del masterall'estremità dei "fbk-6". Ora però la cronologia del mastersu cui stiamo lavorando non è più la stessa disponibile per gli altri componentsi del team, che hanno invece come riferimento il masteroriginale. Il masterha quindi debido a la cronología diversa, una per chi ha eseguito il rebasing e l'altra per gli altri sviluppatori, perché il rebasing ha avuto effetto soltanto sul repository di chi lo ha effettuato.</text:p>
      <text:p text:style-name="Standard"/>
      <text:p text:style-name="Standard">Se si ha anche il solo sospetto che un altro componente del team stia lavorando allo stesso ramo è semper opportuno evitare il rebasing . Se per un errore di valutazione il rebase ha portato alla <text:soft-page-break/>duplicazione del master, la soluzione più adeguata per evitare ulteriori danni è quella di sottoporre i due masterrisultanti ad un merging . In questo modo però si viene a verificare una situazione in cui la cronologia verrà inquinata dalla presenza di commit riguardanti i medesimi aggiornamenti, cioè quelli applicati inizialmente e quelli ereditati dal ramo rifondato, il tutto a danno della comprensibilità della cronolog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14:02.327000000</meta:creation-date>
    <dc:date>2023-01-25T22:14:40.041000000</dc:date>
    <meta:editing-duration>PT38S</meta:editing-duration>
    <meta:editing-cycles>1</meta:editing-cycles>
    <meta:document-statistic meta:table-count="0" meta:image-count="0" meta:object-count="0" meta:page-count="3" meta:paragraph-count="41" meta:word-count="876" meta:character-count="5629" meta:non-whitespace-character-count="4794"/>
    <meta:generator>LibreOffice/7.4.2.3$Windows_X86_64 LibreOffice_project/382eef1f22670f7f4118c8c2dd222ec7ad009daf</meta:generator>
  </office:meta>
</office:document-meta>
</file>